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co3" style:family="table-column">
      <style:table-column-properties fo:break-before="auto" style:column-width="3.7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font-name="Arial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style:use-window-font-color="true" style:font-name="Arial" fo:font-size="14pt" style:font-name-asian="Arial Unicode MS" style:font-size-asian="14pt" style:font-name-complex="Arial Unicode MS" style:font-size-complex="14pt"/>
    </style:style>
    <style:style style:name="ce13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fo:background-color="#23ff23" style:text-align-source="fix" style:repeat-content="fals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5" style:family="table-cell" style:parent-style-name="Default">
      <style:table-cell-properties fo:background-color="#23ff23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2">
      <style:table-cell-properties fo:background-color="#00ff00" style:text-align-source="fix" style:repeat-content="fals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7" style:family="table-cell" style:parent-style-name="Default" style:data-style-name="N2">
      <style:table-cell-properties fo:background-color="#83caff" style:text-align-source="fix" style:repeat-content="fals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8" style:family="table-cell" style:parent-style-name="Default" style:data-style-name="N2">
      <style:table-cell-properties fo:background-color="#ff420e" style:text-align-source="fix" style:repeat-content="fals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9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  <table:table-cell table:style-name="ce14" office:value-type="string">
            <text:p>duration min</text:p>
          </table:table-cell>
          <table:table-cell table:style-name="ce15" office:value-type="string">
            <text:p>sec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13" table:number-rows-spanned="1">
            <text:p>7 min, 420 sec</text:p>
          </table:table-cell>
          <table:covered-table-cell table:number-columns-repeated="12"/>
          <table:table-cell office:value-type="float" office:value="7">
            <text:p>7</text:p>
          </table:table-cell>
          <table:table-cell table:formula="of:=[.N2]*60" office:value-type="float" office:value="420">
            <text:p>420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4" table:number-rows-spanned="1">
            <text:p>129.23 sec</text:p>
          </table:table-cell>
          <table:covered-table-cell table:number-columns-repeated="3"/>
          <table:table-cell table:style-name="ce10" office:value-type="string" table:number-columns-spanned="4" table:number-rows-spanned="1">
            <text:p>129.23 sec</text:p>
          </table:table-cell>
          <table:covered-table-cell table:number-columns-repeated="3"/>
          <table:table-cell table:style-name="ce12" office:value-type="string" table:number-columns-spanned="5" table:number-rows-spanned="1">
            <text:p>161.53 sec</text:p>
          </table:table-cell>
          <table:covered-table-cell table:number-columns-repeated="4"/>
          <table:table-cell table:formula="of:=([.N2]/13*(4))" office:value-type="float" office:value="2.15384615384615">
            <text:p>2.1538461538</text:p>
          </table:table-cell>
          <table:table-cell table:formula="of:=([.O2]/13*(4))" office:value-type="float" office:value="129.230769230769">
            <text:p>129.2307692308</text:p>
          </table:table-cell>
          <table:table-cell table:formula="of:=([.O2]/13)*5" office:value-type="float" office:value="161.538461538462">
            <text:p>161.5384615385</text:p>
          </table:table-cell>
          <table:table-cell table:formula="of:=2*[.O3]+[.P3]" office:value-type="float" office:value="420">
            <text:p>420</text:p>
          </table:table-cell>
        </table:table-row>
        <table:table-row table:style-name="ro2">
          <table:table-cell table:number-columns-repeated="13" table:style-name="ce3" office:value-type="float" office:value="32.3">
            <text:p>32.30</text:p>
          </table:table-cell>
          <table:table-cell table:formula="of:=[.O2]/13" office:value-type="float" office:value="32.3076923076923">
            <text:p>32.3076923077</text:p>
          </table:table-cell>
          <table:table-cell table:number-columns-repeated="3"/>
        </table:table-row>
        <table:table-row table:style-name="ro3">
          <table:table-cell table:style-name="ce4" office:value-type="string">
            <text:p>80 bpm</text:p>
          </table:table-cell>
          <table:table-cell table:style-name="ce4" office:value-type="string">
            <text:p>90 bpm</text:p>
          </table:table-cell>
          <table:table-cell table:style-name="ce4" office:value-type="string">
            <text:p>110 bpm</text:p>
          </table:table-cell>
          <table:table-cell table:style-name="ce4" office:value-type="string">
            <text:p>140 bpm</text:p>
          </table:table-cell>
          <table:table-cell table:number-columns-repeated="4" table:style-name="ce4" office:value-type="string">
            <text:p>70 bpm</text:p>
          </table:table-cell>
          <table:table-cell table:style-name="ce4" office:value-type="string">
            <text:p>140 bpm</text:p>
          </table:table-cell>
          <table:table-cell table:number-columns-repeated="2" table:style-name="ce4" office:value-type="string">
            <text:p>110 bpm</text:p>
          </table:table-cell>
          <table:table-cell table:style-name="ce4" office:value-type="string">
            <text:p>140 bpm</text:p>
          </table:table-cell>
          <table:table-cell table:style-name="ce4" office:value-type="string">
            <text:p>80 bpm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2">
          <table:table-cell table:style-name="ce5" office:value-type="string">
            <text:p>1A</text:p>
          </table:table-cell>
          <table:table-cell table:style-name="ce5" office:value-type="string">
            <text:p>1B</text:p>
          </table:table-cell>
          <table:table-cell table:style-name="ce5" office:value-type="string">
            <text:p>1b</text:p>
          </table:table-cell>
          <table:table-cell table:style-name="ce5" office:value-type="string">
            <text:p>1a</text:p>
          </table:table-cell>
          <table:table-cell table:style-name="ce11" office:value-type="string">
            <text:p>2a</text:p>
          </table:table-cell>
          <table:table-cell table:style-name="ce11" office:value-type="string">
            <text:p>2b</text:p>
          </table:table-cell>
          <table:table-cell table:style-name="ce11" office:value-type="string">
            <text:p>2B</text:p>
          </table:table-cell>
          <table:table-cell table:style-name="ce11" office:value-type="string">
            <text:p>2A</text:p>
          </table:table-cell>
          <table:table-cell table:style-name="ce13" office:value-type="string">
            <text:p>3a</text:p>
          </table:table-cell>
          <table:table-cell table:style-name="ce13" office:value-type="string">
            <text:p>3b</text:p>
          </table:table-cell>
          <table:table-cell table:style-name="ce13" office:value-type="string">
            <text:p>3b2</text:p>
          </table:table-cell>
          <table:table-cell table:style-name="ce13" office:value-type="string">
            <text:p>3a2</text:p>
          </table:table-cell>
          <table:table-cell table:style-name="ce13" office:value-type="string">
            <text:p>3A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4">
          <table:table-cell office:value-type="string">
            <text:p>1/7<text:span text:style-name="T1">th</text:span></text:p>
          </table:table-cell>
          <table:table-cell office:value-type="float" office:value="18.46">
            <text:p>18.46</text:p>
          </table:table-cell>
          <table:table-cell table:number-columns-repeated="2"/>
          <table:table-cell office:value-type="string">
            <text:p>1/7<text:span text:style-name="T1">th</text:span></text:p>
          </table:table-cell>
          <table:table-cell office:value-type="float" office:value="18.46">
            <text:p>18.46</text:p>
          </table:table-cell>
          <table:table-cell table:number-columns-repeated="2"/>
          <table:table-cell office:value-type="string">
            <text:p>1/7<text:span text:style-name="T1">th</text:span></text:p>
          </table:table-cell>
          <table:table-cell office:value-type="float" office:value="23.08">
            <text:p>23.08</text:p>
          </table:table-cell>
          <table:table-cell table:number-columns-repeated="4"/>
          <table:table-cell table:formula="of:=[.O3]/7" office:value-type="float" office:value="18.4615384615385">
            <text:p>18.4615384615</text:p>
          </table:table-cell>
          <table:table-cell table:formula="of:=[.P3]/7" office:value-type="float" office:value="23.0769230769231">
            <text:p>23.0769230769</text:p>
          </table:table-cell>
          <table:table-cell/>
        </table:table-row>
        <table:table-row table:style-name="ro4">
          <table:table-cell office:value-type="string">
            <text:p>1/3<text:span text:style-name="T1">rd</text:span></text:p>
          </table:table-cell>
          <table:table-cell office:value-type="float" office:value="43.08">
            <text:p>43.08</text:p>
          </table:table-cell>
          <table:table-cell table:number-columns-repeated="2"/>
          <table:table-cell office:value-type="string">
            <text:p>1/3<text:span text:style-name="T1">rd</text:span></text:p>
          </table:table-cell>
          <table:table-cell office:value-type="float" office:value="43.08">
            <text:p>43.08</text:p>
          </table:table-cell>
          <table:table-cell table:number-columns-repeated="2"/>
          <table:table-cell office:value-type="string">
            <text:p>1/3<text:span text:style-name="T1">rd</text:span></text:p>
          </table:table-cell>
          <table:table-cell office:value-type="float" office:value="53.85">
            <text:p>53.85</text:p>
          </table:table-cell>
          <table:table-cell table:number-columns-repeated="4"/>
          <table:table-cell table:formula="of:=[.O3]/3" office:value-type="float" office:value="43.0769230769231">
            <text:p>43.0769230769</text:p>
          </table:table-cell>
          <table:table-cell table:formula="of:=[.P3]/3" office:value-type="float" office:value="53.8461538461539">
            <text:p>53.8461538462</text:p>
          </table:table-cell>
          <table:table-cell/>
        </table:table-row>
        <table:table-row table:style-name="ro4">
          <table:table-cell office:value-type="string">
            <text:p>1/13<text:span text:style-name="T1">th</text:span></text:p>
          </table:table-cell>
          <table:table-cell office:value-type="float" office:value="9.94">
            <text:p>9.94</text:p>
          </table:table-cell>
          <table:table-cell table:number-columns-repeated="2"/>
          <table:table-cell office:value-type="string">
            <text:p>1/13<text:span text:style-name="T1">th</text:span></text:p>
          </table:table-cell>
          <table:table-cell office:value-type="float" office:value="9.94">
            <text:p>9.94</text:p>
          </table:table-cell>
          <table:table-cell table:number-columns-repeated="2"/>
          <table:table-cell office:value-type="string">
            <text:p>1/13<text:span text:style-name="T1">th</text:span></text:p>
          </table:table-cell>
          <table:table-cell office:value-type="float" office:value="12.42">
            <text:p>12.42</text:p>
          </table:table-cell>
          <table:table-cell table:number-columns-repeated="4"/>
          <table:table-cell table:formula="of:=[.O3]/13" office:value-type="float" office:value="9.94082840236686">
            <text:p>9.9408284024</text:p>
          </table:table-cell>
          <table:table-cell table:formula="of:=[.P3]/13" office:value-type="float" office:value="12.4260355029586">
            <text:p>12.426035503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 table:number-rows-repeated="6">
          <table:table-cell table:number-columns-repeated="17"/>
        </table:table-row>
        <table:table-row table:style-name="ro4">
          <table:table-cell office:value-type="string">
            <text:p>sec</text:p>
          </table:table-cell>
          <table:table-cell office:value-type="string">
            <text:p>bpm</text:p>
          </table:table-cell>
          <table:table-cell office:value-type="string">
            <text:p>beats</text:p>
          </table:table-cell>
          <table:table-cell table:style-name="ce9" office:value-type="string">
            <text:p>1/8ths</text:p>
          </table:table-cell>
          <table:table-cell table:style-name="ce9" office:value-type="string">
            <text:p>5/8 bars</text:p>
          </table:table-cell>
          <table:table-cell office:value-type="string">
            <text:p>7/8 bars</text:p>
          </table:table-cell>
          <table:table-cell office:value-type="string">
            <text:p>13/8 bars</text:p>
          </table:table-cell>
          <table:table-cell office:value-type="string">
            <text:p>additional beats</text:p>
          </table:table-cell>
          <table:table-cell table:number-columns-repeated="5"/>
          <table:table-cell office:value-type="string">
            <text:p>1/8<text:span text:style-name="T1"> </text:span>beats</text:p>
          </table:table-cell>
          <table:table-cell office:value-type="string">
            <text:p>bars</text:p>
          </table:table-cell>
          <table:table-cell office:value-type="string">
            <text:p>Start bar No</text:p>
          </table:table-cell>
          <table:table-cell office:value-type="string">
            <text:p>End bar No</text:p>
          </table:table-cell>
        </table:table-row>
        <table:table-row table:style-name="ro2">
          <table:table-cell table:style-name="ce6" office:value-type="float" office:value="32.3">
            <text:p>32.30</text:p>
          </table:table-cell>
          <table:table-cell office:value-type="float" office:value="80">
            <text:p>80</text:p>
          </table:table-cell>
          <table:table-cell table:formula="of:=[.B22]*[.A22]/60" office:value-type="float" office:value="43.0666666666667">
            <text:p>43.0666666667</text:p>
          </table:table-cell>
          <table:table-cell table:formula="of:=[.C22]*2" office:value-type="float" office:value="86.1333333333333">
            <text:p>86.1333333333</text:p>
          </table:table-cell>
          <table:table-cell table:formula="of:=[.D22]/5" office:value-type="float" office:value="17.2266666666667">
            <text:p>17.2266666667</text:p>
          </table:table-cell>
          <table:table-cell table:formula="of:=[.D22]/7" office:value-type="float" office:value="12.3047619047619">
            <text:p>12.3047619048</text:p>
          </table:table-cell>
          <table:table-cell table:formula="of:=[.D22]/13" office:value-type="float" office:value="6.62564102564103">
            <text:p>6.6256410256</text:p>
          </table:table-cell>
          <table:table-cell table:formula="of:=[.D22]-(12*7)" office:value-type="float" office:value="2.13333333333334">
            <text:p>2.1333333333</text:p>
          </table:table-cell>
          <table:table-cell table:style-name="ce5" office:value-type="string">
            <text:p>1A</text:p>
          </table:table-cell>
          <table:table-cell office:value-type="string">
            <text:p>11*7/8 + 9/8</text:p>
          </table:table-cell>
          <table:table-cell table:formula="of:=11*7+9" office:value-type="float" office:value="86">
            <text:p>86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O22]" office:value-type="float" office:value="12">
            <text:p>12</text:p>
          </table:table-cell>
        </table:table-row>
        <table:table-row table:style-name="ro2">
          <table:table-cell table:style-name="ce6" office:value-type="float" office:value="32.3">
            <text:p>32.30</text:p>
          </table:table-cell>
          <table:table-cell office:value-type="float" office:value="90">
            <text:p>90</text:p>
          </table:table-cell>
          <table:table-cell table:formula="of:=[.B23]*[.A23]/60" office:value-type="float" office:value="48.45">
            <text:p>48.45</text:p>
          </table:table-cell>
          <table:table-cell table:formula="of:=[.C23]*2" office:value-type="float" office:value="96.9">
            <text:p>96.9</text:p>
          </table:table-cell>
          <table:table-cell table:formula="of:=[.D23]/5" office:value-type="float" office:value="19.38">
            <text:p>19.38</text:p>
          </table:table-cell>
          <table:table-cell table:formula="of:=[.D23]/7" office:value-type="float" office:value="13.8428571428571">
            <text:p>13.8428571429</text:p>
          </table:table-cell>
          <table:table-cell table:formula="of:=[.D23]/13" office:value-type="float" office:value="7.45384615384615">
            <text:p>7.4538461538</text:p>
          </table:table-cell>
          <table:table-cell table:formula="of:=[.D23]-(7*13)" office:value-type="float" office:value="5.89999999999999">
            <text:p>5.9</text:p>
          </table:table-cell>
          <table:table-cell table:style-name="ce5" office:value-type="string">
            <text:p>1B</text:p>
          </table:table-cell>
          <table:table-cell office:value-type="string">
            <text:p>7*13/8 + 6/8</text:p>
          </table:table-cell>
          <table:table-cell table:formula="of:=13*7+6" office:value-type="float" office:value="97">
            <text:p>97</text:p>
          </table:table-cell>
          <table:table-cell office:value-type="string">
            <text:p>7*8/8 + 7*5/8 + 6/8</text:p>
          </table:table-cell>
          <table:table-cell/>
          <table:table-cell table:formula="of:=7*8+7*5+6" office:value-type="float" office:value="97">
            <text:p>9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[.Q22]+[.O23]" office:value-type="float" office:value="27">
            <text:p>27</text:p>
          </table:table-cell>
        </table:table-row>
        <table:table-row table:style-name="ro2">
          <table:table-cell table:style-name="ce6" office:value-type="float" office:value="32.3">
            <text:p>32.30</text:p>
          </table:table-cell>
          <table:table-cell office:value-type="float" office:value="110">
            <text:p>110</text:p>
          </table:table-cell>
          <table:table-cell table:formula="of:=[.B24]*[.A24]/60" office:value-type="float" office:value="59.2166666666667">
            <text:p>59.2166666667</text:p>
          </table:table-cell>
          <table:table-cell table:formula="of:=[.C24]*2" office:value-type="float" office:value="118.433333333333">
            <text:p>118.4333333333</text:p>
          </table:table-cell>
          <table:table-cell table:formula="of:=[.D24]/5" office:value-type="float" office:value="23.6866666666667">
            <text:p>23.6866666667</text:p>
          </table:table-cell>
          <table:table-cell table:formula="of:=[.D24]/7" office:value-type="float" office:value="16.9190476190476">
            <text:p>16.919047619</text:p>
          </table:table-cell>
          <table:table-cell table:formula="of:=[.D24]/13" office:value-type="float" office:value="9.11025641025641">
            <text:p>9.1102564103</text:p>
          </table:table-cell>
          <table:table-cell table:formula="of:=[.D24]-(9*13)" office:value-type="float" office:value="1.43333333333332">
            <text:p>1.4333333333</text:p>
          </table:table-cell>
          <table:table-cell table:style-name="ce5" office:value-type="string">
            <text:p>1b</text:p>
          </table:table-cell>
          <table:table-cell office:value-type="string">
            <text:p>8*13/8 + 2*7/8</text:p>
          </table:table-cell>
          <table:table-cell table:formula="of:=8*13 + 2*7" office:value-type="float" office:value="118">
            <text:p>118</text:p>
          </table:table-cell>
          <table:table-cell office:value-type="string">
            <text:p>8*8/8 + 8*5/8 + 2*7/8</text:p>
          </table:table-cell>
          <table:table-cell/>
          <table:table-cell table:formula="of:=8*8+8*5+2*7"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[.Q23]+1" office:value-type="float" office:value="28">
            <text:p>28</text:p>
          </table:table-cell>
          <table:table-cell table:formula="of:=[.Q23]+[.O24]" office:value-type="float" office:value="45">
            <text:p>45</text:p>
          </table:table-cell>
        </table:table-row>
        <table:table-row table:style-name="ro2">
          <table:table-cell table:style-name="ce6" office:value-type="float" office:value="32.3">
            <text:p>32.30</text:p>
          </table:table-cell>
          <table:table-cell office:value-type="float" office:value="140">
            <text:p>140</text:p>
          </table:table-cell>
          <table:table-cell table:formula="of:=[.B25]*[.A25]/60" office:value-type="float" office:value="75.3666666666667">
            <text:p>75.3666666667</text:p>
          </table:table-cell>
          <table:table-cell table:formula="of:=[.C25]*2" office:value-type="float" office:value="150.733333333333">
            <text:p>150.7333333333</text:p>
          </table:table-cell>
          <table:table-cell table:formula="of:=[.D25]/5" office:value-type="float" office:value="30.1466666666667">
            <text:p>30.1466666667</text:p>
          </table:table-cell>
          <table:table-cell table:formula="of:=[.D25]/7" office:value-type="float" office:value="21.5333333333333">
            <text:p>21.5333333333</text:p>
          </table:table-cell>
          <table:table-cell table:formula="of:=[.D25]/13" office:value-type="float" office:value="11.5948717948718">
            <text:p>11.5948717949</text:p>
          </table:table-cell>
          <table:table-cell table:formula="of:=[.D25]-(21*7)" office:value-type="float" office:value="3.73333333333332">
            <text:p>3.7333333333</text:p>
          </table:table-cell>
          <table:table-cell table:style-name="ce5" office:value-type="string">
            <text:p>1a</text:p>
          </table:table-cell>
          <table:table-cell office:value-type="string">
            <text:p>20*7/8 + 11/8</text:p>
          </table:table-cell>
          <table:table-cell table:formula="of:=20*7+11" office:value-type="float" office:value="151">
            <text:p>151</text:p>
          </table:table-cell>
          <table:table-cell office:value-type="string">
            <text:p>21*7/8+4/8</text:p>
          </table:table-cell>
          <table:table-cell/>
          <table:table-cell table:formula="of:=21*7+4" office:value-type="float" office:value="151">
            <text:p>151</text:p>
          </table:table-cell>
          <table:table-cell office:value-type="float" office:value="22">
            <text:p>22</text:p>
          </table:table-cell>
          <table:table-cell table:formula="of:=[.Q24]+1" office:value-type="float" office:value="46">
            <text:p>46</text:p>
          </table:table-cell>
          <table:table-cell table:formula="of:=[.Q24]+[.O25]" office:value-type="float" office:value="67">
            <text:p>6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2">
          <table:table-cell table:style-name="ce7" office:value-type="float" office:value="32.3">
            <text:p>32.30</text:p>
          </table:table-cell>
          <table:table-cell office:value-type="float" office:value="70">
            <text:p>70</text:p>
          </table:table-cell>
          <table:table-cell table:formula="of:=[.B28]*[.A28]/60" office:value-type="float" office:value="37.6833333333333">
            <text:p>37.6833333333</text:p>
          </table:table-cell>
          <table:table-cell table:formula="of:=[.C28]*2" office:value-type="float" office:value="75.3666666666667">
            <text:p>75.3666666667</text:p>
          </table:table-cell>
          <table:table-cell table:formula="of:=[.D28]/5" office:value-type="float" office:value="15.0733333333333">
            <text:p>15.0733333333</text:p>
          </table:table-cell>
          <table:table-cell table:formula="of:=[.D28]/7" office:value-type="float" office:value="10.7666666666667">
            <text:p>10.7666666667</text:p>
          </table:table-cell>
          <table:table-cell table:formula="of:=[.D28]/13" office:value-type="float" office:value="5.7974358974359">
            <text:p>5.7974358974</text:p>
          </table:table-cell>
          <table:table-cell/>
          <table:table-cell table:style-name="ce11" office:value-type="string">
            <text:p>2a</text:p>
          </table:table-cell>
          <table:table-cell office:value-type="string">
            <text:p>10*7/8 + 5/8</text:p>
          </table:table-cell>
          <table:table-cell table:formula="of:=10*7+5" office:value-type="float" office:value="75">
            <text:p>75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[.Q25]+1" office:value-type="float" office:value="68">
            <text:p>68</text:p>
          </table:table-cell>
          <table:table-cell table:formula="of:=[.Q25]+[.O28]" office:value-type="float" office:value="78">
            <text:p>78</text:p>
          </table:table-cell>
        </table:table-row>
        <table:table-row table:style-name="ro2">
          <table:table-cell table:style-name="ce7" office:value-type="float" office:value="32.3">
            <text:p>32.30</text:p>
          </table:table-cell>
          <table:table-cell office:value-type="float" office:value="70">
            <text:p>70</text:p>
          </table:table-cell>
          <table:table-cell table:formula="of:=[.B29]*[.A29]/60" office:value-type="float" office:value="37.6833333333333">
            <text:p>37.6833333333</text:p>
          </table:table-cell>
          <table:table-cell table:formula="of:=[.C29]*2" office:value-type="float" office:value="75.3666666666667">
            <text:p>75.3666666667</text:p>
          </table:table-cell>
          <table:table-cell table:formula="of:=[.D29]/5" office:value-type="float" office:value="15.0733333333333">
            <text:p>15.0733333333</text:p>
          </table:table-cell>
          <table:table-cell table:formula="of:=[.D29]/7" office:value-type="float" office:value="10.7666666666667">
            <text:p>10.7666666667</text:p>
          </table:table-cell>
          <table:table-cell table:formula="of:=[.D29]/13" office:value-type="float" office:value="5.7974358974359">
            <text:p>5.7974358974</text:p>
          </table:table-cell>
          <table:table-cell/>
          <table:table-cell table:style-name="ce11" office:value-type="string">
            <text:p>2b</text:p>
          </table:table-cell>
          <table:table-cell office:value-type="string">
            <text:p>5*13/8 + 7/8 + 4/8</text:p>
          </table:table-cell>
          <table:table-cell table:formula="of:=5*13+7+4" office:value-type="float" office:value="76">
            <text:p>76</text:p>
          </table:table-cell>
          <table:table-cell office:value-type="string">
            <text:p>5*8/8+5*5/8+7/8 + 4/8</text:p>
          </table:table-cell>
          <table:table-cell/>
          <table:table-cell table:formula="of:=5*8+5*5+7 + 4" office:value-type="float" office:value="76">
            <text:p>76</text:p>
          </table:table-cell>
          <table:table-cell office:value-type="float" office:value="12">
            <text:p>12</text:p>
          </table:table-cell>
          <table:table-cell table:formula="of:=[.Q28]+1" office:value-type="float" office:value="79">
            <text:p>79</text:p>
          </table:table-cell>
          <table:table-cell table:formula="of:=[.Q28]+[.O29]" office:value-type="float" office:value="90">
            <text:p>90</text:p>
          </table:table-cell>
        </table:table-row>
        <table:table-row table:style-name="ro2">
          <table:table-cell table:style-name="ce7" office:value-type="float" office:value="32.3">
            <text:p>32.30</text:p>
          </table:table-cell>
          <table:table-cell office:value-type="float" office:value="70">
            <text:p>70</text:p>
          </table:table-cell>
          <table:table-cell table:formula="of:=[.B30]*[.A30]/60" office:value-type="float" office:value="37.6833333333333">
            <text:p>37.6833333333</text:p>
          </table:table-cell>
          <table:table-cell table:formula="of:=[.C30]*2" office:value-type="float" office:value="75.3666666666667">
            <text:p>75.3666666667</text:p>
          </table:table-cell>
          <table:table-cell table:formula="of:=[.D30]/5" office:value-type="float" office:value="15.0733333333333">
            <text:p>15.0733333333</text:p>
          </table:table-cell>
          <table:table-cell table:formula="of:=[.D30]/7" office:value-type="float" office:value="10.7666666666667">
            <text:p>10.7666666667</text:p>
          </table:table-cell>
          <table:table-cell table:formula="of:=[.D30]/13" office:value-type="float" office:value="5.7974358974359">
            <text:p>5.7974358974</text:p>
          </table:table-cell>
          <table:table-cell/>
          <table:table-cell table:style-name="ce11" office:value-type="string">
            <text:p>2B</text:p>
          </table:table-cell>
          <table:table-cell office:value-type="string">
            <text:p>5*13/8 + 7/8 + 4/8</text:p>
          </table:table-cell>
          <table:table-cell table:formula="of:=5*13+7+4" office:value-type="float" office:value="76">
            <text:p>76</text:p>
          </table:table-cell>
          <table:table-cell office:value-type="string">
            <text:p>5*8/8+5*5/8+7/8 + 4/8</text:p>
          </table:table-cell>
          <table:table-cell/>
          <table:table-cell table:formula="of:=5*8+5*5+7 + 4" office:value-type="float" office:value="76">
            <text:p>76</text:p>
          </table:table-cell>
          <table:table-cell office:value-type="float" office:value="12">
            <text:p>12</text:p>
          </table:table-cell>
          <table:table-cell table:formula="of:=[.Q29]+1" office:value-type="float" office:value="91">
            <text:p>91</text:p>
          </table:table-cell>
          <table:table-cell table:formula="of:=[.Q29]+[.O30]" office:value-type="float" office:value="102">
            <text:p>102</text:p>
          </table:table-cell>
        </table:table-row>
        <table:table-row table:style-name="ro2">
          <table:table-cell table:style-name="ce7" office:value-type="float" office:value="32.3">
            <text:p>32.30</text:p>
          </table:table-cell>
          <table:table-cell office:value-type="float" office:value="70">
            <text:p>70</text:p>
          </table:table-cell>
          <table:table-cell table:formula="of:=[.B31]*[.A31]/60" office:value-type="float" office:value="37.6833333333333">
            <text:p>37.6833333333</text:p>
          </table:table-cell>
          <table:table-cell table:formula="of:=[.C31]*2" office:value-type="float" office:value="75.3666666666667">
            <text:p>75.3666666667</text:p>
          </table:table-cell>
          <table:table-cell table:formula="of:=[.D31]/5" office:value-type="float" office:value="15.0733333333333">
            <text:p>15.0733333333</text:p>
          </table:table-cell>
          <table:table-cell table:formula="of:=[.D31]/7" office:value-type="float" office:value="10.7666666666667">
            <text:p>10.7666666667</text:p>
          </table:table-cell>
          <table:table-cell table:formula="of:=[.D31]/13" office:value-type="float" office:value="5.7974358974359">
            <text:p>5.7974358974</text:p>
          </table:table-cell>
          <table:table-cell/>
          <table:table-cell table:style-name="ce11" office:value-type="string">
            <text:p>2A</text:p>
          </table:table-cell>
          <table:table-cell office:value-type="string">
            <text:p>10*7/8 + 5/8</text:p>
          </table:table-cell>
          <table:table-cell table:formula="of:=10*7+5" office:value-type="float" office:value="75">
            <text:p>75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[.Q30]+1" office:value-type="float" office:value="103">
            <text:p>103</text:p>
          </table:table-cell>
          <table:table-cell table:formula="of:=[.Q30]+[.O31]" office:value-type="float" office:value="113">
            <text:p>113</text:p>
          </table:table-cell>
        </table:table-row>
        <table:table-row table:style-name="ro1">
          <table:table-cell table:number-columns-repeated="17"/>
        </table:table-row>
        <table:table-row table:style-name="ro2">
          <table:table-cell table:style-name="ce8" office:value-type="float" office:value="32.3">
            <text:p>32.30</text:p>
          </table:table-cell>
          <table:table-cell office:value-type="float" office:value="140">
            <text:p>140</text:p>
          </table:table-cell>
          <table:table-cell table:formula="of:=[.B33]*[.A33]/60" office:value-type="float" office:value="75.3666666666667">
            <text:p>75.3666666667</text:p>
          </table:table-cell>
          <table:table-cell table:formula="of:=[.C33]*2" office:value-type="float" office:value="150.733333333333">
            <text:p>150.7333333333</text:p>
          </table:table-cell>
          <table:table-cell table:formula="of:=[.D33]/5" office:value-type="float" office:value="30.1466666666667">
            <text:p>30.1466666667</text:p>
          </table:table-cell>
          <table:table-cell table:formula="of:=[.D33]/7" office:value-type="float" office:value="21.5333333333333">
            <text:p>21.5333333333</text:p>
          </table:table-cell>
          <table:table-cell table:formula="of:=[.D33]/13" office:value-type="float" office:value="11.5948717948718">
            <text:p>11.5948717949</text:p>
          </table:table-cell>
          <table:table-cell table:formula="of:=[.D33]-(21*7)" office:value-type="float" office:value="3.73333333333332">
            <text:p>3.7333333333</text:p>
          </table:table-cell>
          <table:table-cell table:style-name="ce13" office:value-type="string">
            <text:p>3a</text:p>
          </table:table-cell>
          <table:table-cell office:value-type="string">
            <text:p>20*7/8 + 11/8</text:p>
          </table:table-cell>
          <table:table-cell table:formula="of:=20*7+11" office:value-type="float" office:value="151">
            <text:p>151</text:p>
          </table:table-cell>
          <table:table-cell office:value-type="string">
            <text:p>21*7/8+4/8</text:p>
          </table:table-cell>
          <table:table-cell/>
          <table:table-cell table:formula="of:=21*7+4" office:value-type="float" office:value="151">
            <text:p>151</text:p>
          </table:table-cell>
          <table:table-cell office:value-type="float" office:value="22">
            <text:p>22</text:p>
          </table:table-cell>
          <table:table-cell table:formula="of:=[.Q31]+1" office:value-type="float" office:value="114">
            <text:p>114</text:p>
          </table:table-cell>
          <table:table-cell table:formula="of:=[.Q31]+[.O33]" office:value-type="float" office:value="135">
            <text:p>135</text:p>
          </table:table-cell>
        </table:table-row>
        <table:table-row table:style-name="ro2">
          <table:table-cell table:style-name="ce8" office:value-type="float" office:value="32.3">
            <text:p>32.30</text:p>
          </table:table-cell>
          <table:table-cell office:value-type="float" office:value="110">
            <text:p>110</text:p>
          </table:table-cell>
          <table:table-cell table:formula="of:=[.B34]*[.A34]/60" office:value-type="float" office:value="59.2166666666667">
            <text:p>59.2166666667</text:p>
          </table:table-cell>
          <table:table-cell table:formula="of:=[.C34]*2" office:value-type="float" office:value="118.433333333333">
            <text:p>118.4333333333</text:p>
          </table:table-cell>
          <table:table-cell table:formula="of:=[.D34]/5" office:value-type="float" office:value="23.6866666666667">
            <text:p>23.6866666667</text:p>
          </table:table-cell>
          <table:table-cell table:formula="of:=[.D34]/7" office:value-type="float" office:value="16.9190476190476">
            <text:p>16.919047619</text:p>
          </table:table-cell>
          <table:table-cell table:formula="of:=[.D34]/13" office:value-type="float" office:value="9.11025641025641">
            <text:p>9.1102564103</text:p>
          </table:table-cell>
          <table:table-cell table:formula="of:=[.D34]-(9*13)" office:value-type="float" office:value="1.43333333333332">
            <text:p>1.4333333333</text:p>
          </table:table-cell>
          <table:table-cell table:style-name="ce13" office:value-type="string">
            <text:p>3b</text:p>
          </table:table-cell>
          <table:table-cell office:value-type="string">
            <text:p>8*13/8 + 2*7/8</text:p>
          </table:table-cell>
          <table:table-cell table:formula="of:=8*13 + 2*7" office:value-type="float" office:value="118">
            <text:p>118</text:p>
          </table:table-cell>
          <table:table-cell office:value-type="string">
            <text:p>8*8/8 + 8*5/8 + 2*7/8</text:p>
          </table:table-cell>
          <table:table-cell/>
          <table:table-cell table:formula="of:=8*8+8*5+2*7"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[.Q33]+1" office:value-type="float" office:value="136">
            <text:p>136</text:p>
          </table:table-cell>
          <table:table-cell table:formula="of:=[.Q33]+[.O34]" office:value-type="float" office:value="153">
            <text:p>153</text:p>
          </table:table-cell>
        </table:table-row>
        <table:table-row table:style-name="ro2">
          <table:table-cell table:style-name="ce8" office:value-type="float" office:value="32.3">
            <text:p>32.30</text:p>
          </table:table-cell>
          <table:table-cell office:value-type="float" office:value="110">
            <text:p>110</text:p>
          </table:table-cell>
          <table:table-cell table:formula="of:=[.B35]*[.A35]/60" office:value-type="float" office:value="59.2166666666667">
            <text:p>59.2166666667</text:p>
          </table:table-cell>
          <table:table-cell table:formula="of:=[.C35]*2" office:value-type="float" office:value="118.433333333333">
            <text:p>118.4333333333</text:p>
          </table:table-cell>
          <table:table-cell table:formula="of:=[.D35]/5" office:value-type="float" office:value="23.6866666666667">
            <text:p>23.6866666667</text:p>
          </table:table-cell>
          <table:table-cell table:formula="of:=[.D35]/7" office:value-type="float" office:value="16.9190476190476">
            <text:p>16.919047619</text:p>
          </table:table-cell>
          <table:table-cell table:formula="of:=[.D35]/13" office:value-type="float" office:value="9.11025641025641">
            <text:p>9.1102564103</text:p>
          </table:table-cell>
          <table:table-cell table:formula="of:=[.D35]-(9*13)" office:value-type="float" office:value="1.43333333333332">
            <text:p>1.4333333333</text:p>
          </table:table-cell>
          <table:table-cell table:style-name="ce13" office:value-type="string">
            <text:p>3b2</text:p>
          </table:table-cell>
          <table:table-cell office:value-type="string">
            <text:p>8*13/8 + 2*7/8</text:p>
          </table:table-cell>
          <table:table-cell table:formula="of:=8*13 + 2*7" office:value-type="float" office:value="118">
            <text:p>118</text:p>
          </table:table-cell>
          <table:table-cell office:value-type="string">
            <text:p>8*8/8 + 8*5/8 + 2*7/8</text:p>
          </table:table-cell>
          <table:table-cell/>
          <table:table-cell table:formula="of:=8*8+8*5+2*7"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[.Q34]+1" office:value-type="float" office:value="154">
            <text:p>154</text:p>
          </table:table-cell>
          <table:table-cell table:formula="of:=[.Q34]+[.O35]" office:value-type="float" office:value="171">
            <text:p>171</text:p>
          </table:table-cell>
        </table:table-row>
        <table:table-row table:style-name="ro2">
          <table:table-cell table:style-name="ce8" office:value-type="float" office:value="32.3">
            <text:p>32.30</text:p>
          </table:table-cell>
          <table:table-cell office:value-type="float" office:value="140">
            <text:p>140</text:p>
          </table:table-cell>
          <table:table-cell table:formula="of:=[.B36]*[.A36]/60" office:value-type="float" office:value="75.3666666666667">
            <text:p>75.3666666667</text:p>
          </table:table-cell>
          <table:table-cell table:formula="of:=[.C36]*2" office:value-type="float" office:value="150.733333333333">
            <text:p>150.7333333333</text:p>
          </table:table-cell>
          <table:table-cell table:formula="of:=[.D36]/5" office:value-type="float" office:value="30.1466666666667">
            <text:p>30.1466666667</text:p>
          </table:table-cell>
          <table:table-cell table:formula="of:=[.D36]/7" office:value-type="float" office:value="21.5333333333333">
            <text:p>21.5333333333</text:p>
          </table:table-cell>
          <table:table-cell table:formula="of:=[.D36]/13" office:value-type="float" office:value="11.5948717948718">
            <text:p>11.5948717949</text:p>
          </table:table-cell>
          <table:table-cell table:formula="of:=[.D36]-(21*7)" office:value-type="float" office:value="3.73333333333332">
            <text:p>3.7333333333</text:p>
          </table:table-cell>
          <table:table-cell table:style-name="ce13" office:value-type="string">
            <text:p>3a2</text:p>
          </table:table-cell>
          <table:table-cell office:value-type="string">
            <text:p>20*7/8 + 11/8</text:p>
          </table:table-cell>
          <table:table-cell table:formula="of:=20*7+11" office:value-type="float" office:value="151">
            <text:p>151</text:p>
          </table:table-cell>
          <table:table-cell office:value-type="string">
            <text:p>21*7/8+4/8</text:p>
          </table:table-cell>
          <table:table-cell/>
          <table:table-cell table:formula="of:=21*7+4" office:value-type="float" office:value="151">
            <text:p>151</text:p>
          </table:table-cell>
          <table:table-cell office:value-type="float" office:value="22">
            <text:p>22</text:p>
          </table:table-cell>
          <table:table-cell table:formula="of:=[.Q35]+1" office:value-type="float" office:value="172">
            <text:p>172</text:p>
          </table:table-cell>
          <table:table-cell table:formula="of:=[.Q35]+[.O36]" office:value-type="float" office:value="193">
            <text:p>193</text:p>
          </table:table-cell>
        </table:table-row>
        <table:table-row table:style-name="ro2">
          <table:table-cell table:style-name="ce8" office:value-type="float" office:value="32.3">
            <text:p>32.30</text:p>
          </table:table-cell>
          <table:table-cell office:value-type="float" office:value="80">
            <text:p>80</text:p>
          </table:table-cell>
          <table:table-cell table:formula="of:=[.B37]*[.A37]/60" office:value-type="float" office:value="43.0666666666667">
            <text:p>43.0666666667</text:p>
          </table:table-cell>
          <table:table-cell table:formula="of:=[.C37]*2" office:value-type="float" office:value="86.1333333333333">
            <text:p>86.1333333333</text:p>
          </table:table-cell>
          <table:table-cell table:formula="of:=[.D37]/5" office:value-type="float" office:value="17.2266666666667">
            <text:p>17.2266666667</text:p>
          </table:table-cell>
          <table:table-cell table:formula="of:=[.D37]/7" office:value-type="float" office:value="12.3047619047619">
            <text:p>12.3047619048</text:p>
          </table:table-cell>
          <table:table-cell table:formula="of:=[.D37]/13" office:value-type="float" office:value="6.62564102564103">
            <text:p>6.6256410256</text:p>
          </table:table-cell>
          <table:table-cell table:formula="of:=[.D37]-(12*7)" office:value-type="float" office:value="2.13333333333334">
            <text:p>2.1333333333</text:p>
          </table:table-cell>
          <table:table-cell table:style-name="ce13" office:value-type="string">
            <text:p>3A</text:p>
          </table:table-cell>
          <table:table-cell office:value-type="string">
            <text:p>11*7/8 + 9/8</text:p>
          </table:table-cell>
          <table:table-cell table:formula="of:=11*7+9" office:value-type="float" office:value="86">
            <text:p>86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[.Q36]+1" office:value-type="float" office:value="194">
            <text:p>194</text:p>
          </table:table-cell>
          <table:table-cell table:formula="of:=[.Q36]+[.O37]" office:value-type="float" office:value="205">
            <text:p>20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18/11/2015</text:date>, <text:time>13:3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vko Zagorac</meta:initial-creator>
    <meta:creation-date>2015-10-17T09:31:54</meta:creation-date>
    <dc:date>2015-11-18T13:36:41</dc:date>
    <dc:creator>Slavko Zagorac</dc:creator>
    <meta:editing-duration>PT21H43M5S</meta:editing-duration>
    <meta:editing-cycles>9</meta:editing-cycles>
    <meta:generator>OpenOffice/4.1.1$Unix OpenOffice.org_project/411m6$Build-9775</meta:generator>
    <meta:printed-by>Slavko Zagorac</meta:printed-by>
    <meta:print-date>2015-11-18T13:29:36</meta:print-date>
    <meta:document-statistic meta:table-count="3" meta:cell-count="297" meta:object-count="0"/>
  </office:meta>
</office:document-meta>
</file>